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 first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Reprap Wilson Parts Lis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6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170;170/25.4)+[.B6];1)" office:value-type="float" office:value="370">
            <text:p>370</text:p>
          </table:table-cell>
          <table:table-cell table:style-name="ce27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0;120/25.4)+[.B4];1)" office:value-type="float" office:value="330">
            <text:p>330</text:p>
          </table:table-cell>
          <table:table-cell table:style-name="ce28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19"/>
          <table:covered-table-cell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4];1)" office:value-type="float" office:value="380">
            <text:p>380</text:p>
          </table:table-cell>
          <table:table-cell table:style-name="ce27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8" office:value-type="string">
            <text:p>Y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5];1)" office:value-type="float" office:value="380">
            <text:p>380</text:p>
          </table:table-cell>
          <table:table-cell table:style-name="ce27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Z-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5;125/25.4)+[.B6];1)" office:value-type="float" office:value="325">
            <text:p>325</text:p>
          </table:table-cell>
          <table:table-cell table:style-name="ce28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19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7]-25" office:value-type="float" office:value="300">
            <text:p>300</text:p>
          </table:table-cell>
          <table:table-cell table:style-name="ce27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95;195/25.4)+[.B5];1)" office:value-type="float" office:value="405">
            <text:p>405</text:p>
          </table:table-cell>
          <table:table-cell table:style-name="ce28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5 x 8mm machine screw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table:number-columns-repeated="5"/>
        </table:table-row>
        <table:table-row table:style-name="ro2">
          <table:table-cell office:value-type="string">
            <text:p>M10 nuts and washer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formula="of:=ROUND(IF([.B$3]=&quot;metric&quot;;[.B5]*2+400;[.B5]*2+400/25.4);1)" office:value-type="float" office:value="820">
            <text:p>820</text:p>
          </table:table-cell>
          <table:table-cell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formula="of:=ROUND(IF([.B$3]=&quot;metric&quot;;[.B4]*2+510;[.B4]*2+510/25.4);1)" office:value-type="float" office:value="930">
            <text:p>930</text:p>
          </table:table-cell>
          <table:table-cell table:formula="of:=[.C4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MDF board (6mm thick)</text:p>
          </table:table-cell>
          <table:table-cell office:value-type="float" office:value="1">
            <text:p>1</text:p>
          </table:table-cell>
          <table:table-cell table:formula="of:=IF([.B3]=&quot;metric&quot;;CONCATENATE(TEXT([.B4]+20;&quot;###&quot;);&quot;mm by &quot;;TEXT([.B5]+20;&quot;###&quot;);&quot;mm&quot;);&quot;&quot;)" office:value-type="string" office:string-value="230mm by 230mm">
            <text:p>230mm by 230mm</text:p>
          </table:table-cell>
          <table:table-cell table:number-columns-repeated="3"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office:value-type="string">
            <text:p>Can also use vinyl tubing instead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T11:10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2-16T21:40:44</dc:date>
    <meta:editing-duration>P17DT10H56M24S</meta:editing-duration>
    <meta:editing-cycles>17</meta:editing-cycles>
    <meta:generator>LibreOffice/3.6$Linux_x86 LibreOffice_project/360m1$Build-2</meta:generator>
    <meta:document-statistic meta:table-count="1" meta:cell-count="118" meta:object-count="0"/>
  </office:meta>
</office:document-meta>
</file>